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6.054cm"/>
    </style:style>
    <style:style style:name="co6" style:family="table-column">
      <style:table-column-properties fo:break-before="auto" style:column-width="6.08cm"/>
    </style:style>
    <style:style style:name="co7" style:family="table-column">
      <style:table-column-properties fo:break-before="auto" style:column-width="4.71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4"/>
    <style:style style:name="ce5" style:family="table-cell" style:parent-style-name="Default" style:data-style-name="N113"/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4" table:default-cell-style-name="ce6"/>
        <table:table-column table:style-name="co7" table:default-cell-style-name="Default"/>
        <table:table-row table:style-name="ro1">
          <table:table-cell table:style-name="ce1" office:value-type="string" calcext:value-type="string">
            <text:p>Wall Thickness / um</text:p>
          </table:table-cell>
          <table:table-cell table:style-name="ce1" office:value-type="string" calcext:value-type="string">
            <text:p>FSR / nm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solidcore</text:p>
          </table:table-cell>
          <table:table-cell table:formula="of:=1534.1-1526.02" office:value-type="float" office:value="8.07999999999993" calcext:value-type="float">
            <text:p>8.0799999999999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534.11-1525.92" office:value-type="float" office:value="8.18999999999983" calcext:value-type="float">
            <text:p>8.18999999999983</text:p>
          </table:table-cell>
          <table:table-cell/>
          <table:table-cell table:style-name="ce4"/>
          <table:table-cell/>
          <table: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534.1-1525.92" office:value-type="float" office:value="8.17999999999984" calcext:value-type="float">
            <text:p>8.17999999999984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533.58-1525.74" office:value-type="float" office:value="7.83999999999992" calcext:value-type="float">
            <text:p>7.83999999999992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11:49:02.5906736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2T11:08:40.953217953</meta:creation-date>
    <dc:date>2022-05-17T11:49:51.185311377</dc:date>
    <meta:editing-duration>PT36M41S</meta:editing-duration>
    <meta:editing-cycles>7</meta:editing-cycles>
    <meta:generator>LibreOffice/7.3.3.2$Linux_X86_64 LibreOffice_project/30$Build-2</meta:generator>
    <meta:document-statistic meta:table-count="1" meta:cell-count="10" meta:object-count="0"/>
  </office:meta>
</office:document-meta>
</file>